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D000000D33EFD6A0D2CC02993.png" manifest:media-type="image/png"/>
  <manifest:file-entry manifest:full-path="Pictures/100000000000066D000002B11790124AED7A90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1.726cm" svg:x="-0.15cm" svg:y="0cm">
          <draw:image xlink:href="Pictures/100000000000066D000002B11790124AED7A9063.png" xlink:type="simple" xlink:show="embed" xlink:actuate="onLoad">
            <text:p/>
          </draw:image>
        </draw:frame>
        <draw:frame draw:style-name="gr1" draw:text-style-name="P1" draw:layer="layout" svg:width="5cm" svg:height="5.582cm" svg:x="10.069cm" svg:y="4.318cm">
          <draw:image xlink:href="Pictures/10000000000000BD000000D33EFD6A0D2CC0299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8cm" fo:margin-bottom="0cm" fo:text-indent="0cm"/>
      <style:text-properties fo:font-size="20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6cm" fo:margin-bottom="0cm" fo:text-indent="0cm"/>
      <style:text-properties fo:font-size="1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3cm" fo:margin-bottom="0cm" fo:text-indent="0cm"/>
      <style:text-properties fo:font-size="1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font-size="1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font-size="1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font-size="1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1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674cm" svg:x="1cm" svg:y="4.435cm"/>
      <draw:page-thumbnail draw:layer="backgroundobjects" svg:width="8.999cm" svg:height="3.674cm" svg:x="1cm" svg:y="13.011cm"/>
      <draw:page-thumbnail draw:layer="backgroundobjects" svg:width="8.999cm" svg:height="3.674cm" svg:x="1cm" svg:y="21.587cm"/>
      <draw:page-thumbnail draw:layer="backgroundobjects" svg:width="8.999cm" svg:height="3.674cm" svg:x="11cm" svg:y="4.435cm"/>
      <draw:page-thumbnail draw:layer="backgroundobjects" svg:width="8.999cm" svg:height="3.674cm" svg:x="11cm" svg:y="13.011cm"/>
      <draw:page-thumbnail draw:layer="backgroundobjects" svg:width="8.999cm" svg:height="3.674cm" svg:x="11cm" svg:y="21.587cm"/>
    </style:handout-master>
    <style:master-page style:name="Default" style:page-layout-name="PM1" draw:style-name="Mdp1">
      <draw:frame presentation:style-name="Default-title" draw:layer="backgroundobjects" svg:width="25.191cm" svg:height="1.908cm" svg:x="1.398cm" svg:y="0.454cm" presentation:class="title" presentation:placeholder="true">
        <draw:text-box/>
      </draw:frame>
      <draw:frame presentation:style-name="Default-outline1" draw:layer="backgroundobjects" svg:width="25.191cm" svg:height="6.629cm" svg:x="1.398cm" svg:y="2.673cm" presentation:class="outline" presentation:placeholder="true">
        <draw:text-box/>
      </draw:frame>
      <draw:frame presentation:style-name="Mpr1" draw:text-style-name="MP2" draw:layer="backgroundobjects" svg:width="6.521cm" svg:height="0.788cm" svg:x="1.398cm" svg:y="10.41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0.788cm" svg:x="9.571cm" svg:y="10.41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0.788cm" svg:x="20.068cm" svg:y="10.41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21:26:27.686532440</meta:creation-date>
    <dc:date>2019-08-09T21:29:48.868325870</dc:date>
    <meta:editing-duration>PT3M22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